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Perfecto. En el contexto del laboratorio del Capítulo 11, centrado en los <text:span text:style-name="Emphasis">individuos como componentes del sistema inteligente</text:span> (la "máquina de la vida"), y con el enfoque existencial y científico del libro, las preguntas que un lector adulto, reflexivo y curioso podría hacerse acerca de los individuos incluyen:</text:p>
      <text:p text:style-name="Horizontal_20_Line"/>
      <text:h text:style-name="Heading_20_3" text:outline-level="3">🧠 Preguntas Existenciales sobre los Individuos</text:h>
      <text:h text:style-name="Heading_20_4" text:outline-level="4">1. <text:span text:style-name="Strong_20_Emphasis">¿Por qué existimos como individuos?</text:span></text:h>
      <text:list xml:id="list3689637177" text:style-name="L1">
        <text:list-item>
          <text:p text:style-name="P1">¿Tiene sentido que la vida esté dividida en seres separados?</text:p>
        </text:list-item>
        <text:list-item>
          <text:p text:style-name="P1">¿Cuál es la función de esa separación?</text:p>
        </text:list-item>
      </text:list>
      <text:h text:style-name="Heading_20_4" text:outline-level="4">2. <text:span text:style-name="Strong_20_Emphasis">¿Para qué sirve un individuo en el contexto de la vida como un todo?</text:span></text:h>
      <text:list xml:id="list2202065572" text:style-name="L2">
        <text:list-item>
          <text:p text:style-name="P2">¿Somos importantes por sí mismos o parte de algo mayor?</text:p>
        </text:list-item>
        <text:list-item>
          <text:p text:style-name="P2">¿Cuál es nuestro rol dentro del sistema?</text:p>
        </text:list-item>
      </text:list>
      <text:h text:style-name="Heading_20_4" text:outline-level="4">3. <text:span text:style-name="Strong_20_Emphasis">¿Por qué todos los individuos son diferentes?</text:span></text:h>
      <text:list xml:id="list214409472" text:style-name="L3">
        <text:list-item>
          <text:p text:style-name="P3">¿Existe alguna razón detrás de la diversidad?</text:p>
        </text:list-item>
        <text:list-item>
          <text:p text:style-name="P3">¿La individualidad tiene un propósito evolutivo o computacional?</text:p>
        </text:list-item>
      </text:list>
      <text:h text:style-name="Heading_20_4" text:outline-level="4">4. <text:span text:style-name="Strong_20_Emphasis">¿Qué determina quién soy yo?</text:span></text:h>
      <text:list xml:id="list2432508523" text:style-name="L4">
        <text:list-item>
          <text:p text:style-name="P4">¿Hasta qué punto soy producto de mi ADN?</text:p>
        </text:list-item>
        <text:list-item>
          <text:p text:style-name="P4">¿Existe una "esencia" individual?</text:p>
        </text:list-item>
      </text:list>
      <text:h text:style-name="Heading_20_4" text:outline-level="4">5. <text:span text:style-name="Strong_20_Emphasis">¿Somos libres o estamos determinados?</text:span></text:h>
      <text:list xml:id="list642112831" text:style-name="L5">
        <text:list-item>
          <text:p text:style-name="P5">¿Tenemos libre albedrío o somos engranajes de una gran máquina?</text:p>
        </text:list-item>
      </text:list>
      <text:h text:style-name="Heading_20_4" text:outline-level="4">6. <text:span text:style-name="Strong_20_Emphasis">¿Por qué nacemos, vivimos y morimos?</text:span></text:h>
      <text:list xml:id="list3315369657" text:style-name="L6">
        <text:list-item>
          <text:p text:style-name="P6">¿Qué función cumple este ciclo?</text:p>
        </text:list-item>
        <text:list-item>
          <text:p text:style-name="P6">¿Tiene un valor el sufrimiento, el crecimiento, el aprendizaje?</text:p>
        </text:list-item>
      </text:list>
      <text:h text:style-name="Heading_20_4" text:outline-level="4">7. <text:span text:style-name="Strong_20_Emphasis">¿Qué relación tengo con los demás?</text:span></text:h>
      <text:list xml:id="list2081444659" text:style-name="L7">
        <text:list-item>
          <text:p text:style-name="P7">¿Somos rivales, cooperadores o partes de un mismo organismo?</text:p>
        </text:list-item>
        <text:list-item>
          <text:p text:style-name="P7">¿Hay un sentido profundo en el amor, la empatía o la guerra?</text:p>
        </text:list-item>
      </text:list>
      <text:h text:style-name="Heading_20_4" text:outline-level="4">8. <text:span text:style-name="Strong_20_Emphasis">¿Qué sentido tiene mi vida si soy reemplazable?</text:span></text:h>
      <text:list xml:id="list3407244682" text:style-name="L8">
        <text:list-item>
          <text:p text:style-name="P8">¿Importo si otro puede ocupar mi lugar en el sistema?</text:p>
        </text:list-item>
        <text:list-item>
          <text:p text:style-name="P8">¿Hay un valor en lo transitorio?</text:p>
        </text:list-item>
      </text:list>
      <text:h text:style-name="Heading_20_4" text:outline-level="4"><text:soft-page-break/>9. <text:span text:style-name="Strong_20_Emphasis">¿Existe alguna trascendencia del individuo?</text:span></text:h>
      <text:list xml:id="list2798987741" text:style-name="L9">
        <text:list-item>
          <text:p text:style-name="P9">¿Queda algo de nosotros después de morir?</text:p>
        </text:list-item>
        <text:list-item>
          <text:p text:style-name="P9">¿Puede un sistema conservar nuestra memoria o función?</text:p>
        </text:list-item>
      </text:list>
      <text:h text:style-name="Heading_20_4" text:outline-level="4">10. <text:span text:style-name="Strong_20_Emphasis">¿Qué significa ser “uno mismo”?</text:span></text:h>
      <text:list xml:id="list2525000436" text:style-name="L10">
        <text:list-item>
          <text:p text:style-name="P10">¿Hay algo permanente o es todo dinámico, incluso la identidad?</text:p>
        </text:list-item>
      </text:list>
      <text:p text:style-name="Horizontal_20_Line"/>
      <text:p text:style-name="Text_20_body">Estas preguntas pueden agruparse o conectarse para formar un hilo narrativo que se apoye en el modelo científico del sistema inteligente que estamos construyendo.</text:p>
      <text:p text:style-name="Text_20_body">¿Te gustaría que ahora agrupemos estas preguntas en secciones temáticas para estructurar el laboratorio? Aquí puedes elegir si prefieres que las agrupemos por <text:a xlink:type="simple" xlink:href="https://chatgpt.com/c/f" text:style-name="Internet_20_link" text:visited-style-name="Visited_20_Internet_20_Link">función en el sistema</text:a>, <text:a xlink:type="simple" xlink:href="https://chatgpt.com/c/f" text:style-name="Internet_20_link" text:visited-style-name="Visited_20_Internet_20_Link">naturaleza del yo</text:a>, <text:a xlink:type="simple" xlink:href="https://chatgpt.com/c/f" text:style-name="Internet_20_link" text:visited-style-name="Visited_20_Internet_20_Link">libertad y determinismo</text:a>, o <text:a xlink:type="simple" xlink:href="https://chatgpt.com/c/f" text:style-name="Internet_20_link" text:visited-style-name="Visited_20_Internet_20_Link">relación con los otros</text:a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24T19:05:15.300000000</meta:creation-date>
    <dc:date>2025-06-24T19:06:04.187000000</dc:date>
    <meta:editing-duration>PT49S</meta:editing-duration>
    <meta:editing-cycles>1</meta:editing-cycles>
    <meta:document-statistic meta:table-count="0" meta:image-count="0" meta:object-count="0" meta:page-count="2" meta:paragraph-count="32" meta:word-count="357" meta:character-count="2117" meta:non-whitespace-character-count="1810"/>
    <meta:generator>LibreOffice/7.3.5.2$Windows_X86_64 LibreOffice_project/184fe81b8c8c30d8b5082578aee2fed2ea847c01</meta:generator>
  </office:meta>
</office:document-meta>
</file>